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6" style:family="paragraph" style:parent-style-name="Header">
      <style:paragraph-properties fo:text-align="center" style:justify-single-word="false" style:snap-to-layout-grid="false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language="en" fo:country="US"/>
    </style:style>
    <style:style style:name="T6" style:family="text">
      <style:text-properties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732830896">
          <text:insertion>
            <office:change-info>
              <dc:creator>Bob Jacobsen</dc:creator>
              <dc:date>2010-09-12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itle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732830896"/></text:h>
      <text:h text:style-name="Heading_20_2" text:outline-level="2">Subsection Title</text:h>
      <text:h text:style-name="Heading_20_3" text:outline-level="3">Sub-subsection Title<text:change-end text:change-id="ct732830896"/></text:h>
      <text:p text:style-name="Standard">Praesent gravida pulvinar vehicula. Vivamus eu nisl eget sem rutrum suscipit id a magna. Integer id ante odio. </text:p>
      <text:list xml:id="list1695054401" text:style-name="L1">
        <text:list-item>
          <text:p text:style-name="P12">Lorem ipsum dolor sit amet, consectetur adipiscing elit. </text:p>
        </text:list-item>
        <text:list-item>
          <text:p text:style-name="P12">Sed consectetur, ipsum et egestas accumsan, felis erat ornare mauris, sit amet suscipit ante orci sed massa.</text:p>
        </text:list-item>
      </text:list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1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2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8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9" style:family="paragraph" style:parent-style-name="Header">
      <style:paragraph-properties fo:text-align="center" style:justify-single-word="false" style:snap-to-layout-grid="false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NMRA Technical Note (number)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09-12T11:11:45">9/12/2010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729549431321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NMRA TECHNICAL NOTES</text:p>
            </table:table-cell>
            <table:covered-table-cell/>
          </table:table-row>
          <table:table-row table:style-name="Table1.1">
            <table:table-cell table:style-name="Table1.A2" table:number-rows-spanned="3" office:value-type="string">
              <text:p text:style-name="MP8">This document is under formal review of the NMRANET Working Group. It has not been approved by the WG, reviewed by the Manager, S&amp;C Dept., nor approved by the NMRA Board of Directors.</text:p>
            </table:table-cell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>(title)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/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6">All Scales</text:p>
            </table:table-cell>
            <table:covered-table-cell/>
          </table:table-row>
          <table:table-row table:style-name="Table1.1">
            <table:table-cell table:style-name="Table1.A5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5" office:value-type="string">
              <text:p text:style-name="MP6">(date)</text:p>
            </table:table-cell>
            <table:table-cell table:style-name="Table1.C1" office:value-type="string">
              <text:p text:style-name="MP9">(number)</text:p>
            </table:table-cell>
          </table:table-row>
        </table:table>
        <text:p text:style-name="Header"/>
      </style:header>
      <style:footer>
        <text:p text:style-name="MP10"><text:span text:style-name="MT4">Copyright 2009, by J. Day, D. Harris, B. Jacobsen, A. Robinson, 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09-12T11:11:45">9/12/2010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39</meta:editing-cycles>
    <meta:editing-duration>PT11H26M37S</meta:editing-duration>
    <meta:generator>OpenOffice.org/3.2$Unix OpenOffice.org_project/320m18$Build-9502</meta:generator>
    <dc:date>2010-09-12T11:11:45</dc:date>
    <dc:creator>Bob Jacobsen</dc:creator>
    <meta:document-statistic meta:table-count="1" meta:image-count="0" meta:object-count="0" meta:page-count="1" meta:paragraph-count="23" meta:word-count="195" meta:character-count="1208"/>
    <meta:user-defined meta:name="Info 1"/>
    <meta:user-defined meta:name="Info 2"/>
    <meta:user-defined meta:name="Info 3"/>
    <meta:user-defined meta:name="Info 4"/>
  </office:meta>
</office:document-meta>
</file>